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HandlerInstantiator.virtualPropertyWriterInstance( MapperConfig &lt; ? &gt; config , Class &lt; ? &gt; impl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andlerInstantiator.valueInstantiatorInstance( MapperConfig &lt; ? &gt; config , Annotated annotated , Class &lt; ? &gt; impl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andlerInstantiator.typeIdResolverInstance( MapperConfig &lt; ? &gt; config , Annotated annotated , Class &lt; ? &gt; impl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andlerInstantiator.serializerInstance( SerializationConfig config , Annotated annotated , Class &lt; ? &gt; impl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andlerInstantiator.resolverIdGeneratorInstance( MapperConfig &lt; ? &gt; config , Annotated annotated , Class &lt; ? &gt; impl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andlerInstantiator.typeResolverBuilderInstance( MapperConfig &lt; ? &gt; config , Annotated annotated , Class &lt; ? &gt; impl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andlerInstantiator.keyDeserializerInstance( DeserializationConfig config , Annotated annotated , Class &lt; ? &gt; impl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andlerInstantiator.converterInstance( MapperConfig &lt; ? &gt; config , Annotated annotated , Class &lt; ? &gt; impl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andlerInstantiator.deserializerInstance( DeserializationConfig config , Annotated annotated , Class &lt; ? &gt; impl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andlerInstantiator.objectIdGeneratorInstance( MapperConfig &lt; ? &gt; config , Annotated annotated , Class &lt; ? &gt; impl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andlerInstantiator.namingStrategyInstance( MapperConfig &lt; ? &gt; config , Annotated annotated , Class &lt; ? &gt; impl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HandlerInstantiator.SpringHandlerInstantiator( AutowireCap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